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f6f9d4" draw:textarea-horizontal-align="justify" draw:textarea-vertical-align="middle" draw:auto-grow-height="false" fo:min-height="3.917cm" fo:min-width="1.881cm" loext:decorative="false"/>
      <style:paragraph-properties style:writing-mode="lr-tb"/>
    </style:style>
    <style:style style:name="gr3" style:family="graphic" style:parent-style-name="standard">
      <style:graphic-properties draw:stroke="none" draw:fill-color="#fff5ce" draw:textarea-horizontal-align="justify" draw:textarea-vertical-align="middle" draw:auto-grow-height="false" fo:min-height="3.878cm" fo:min-width="3.641cm" loext:decorative="false"/>
      <style:paragraph-properties style:writing-mode="lr-tb"/>
    </style:style>
    <style:style style:name="gr4" style:family="graphic" style:parent-style-name="standard">
      <style:graphic-properties svg:stroke-color="#c9211e" draw:marker-start="Arrow" draw:marker-start-width="0.3cm" draw:marker-end="Arrow" draw:marker-end-width="0.3cm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89cm" fo:min-width="3.432cm" fo:wrap-option="wrap" loext:decorative="false"/>
      <style:paragraph-properties style:writing-mode="lr-tb"/>
    </style:style>
    <style:style style:name="gr6" style:family="graphic" style:parent-style-name="standard">
      <style:graphic-properties draw:fill-color="#ffffa6" draw:textarea-horizontal-align="justify" draw:textarea-vertical-align="middle" draw:auto-grow-height="false" fo:min-height="0.968cm" fo:min-width="3.519cm" fo:wrap-option="wrap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77bc65" draw:textarea-horizontal-align="justify" draw:textarea-vertical-align="middle" draw:auto-grow-height="false" fo:min-height="3.441cm" fo:min-width="9.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77bc65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draw:layer="layout" svg:width="2.381cm" svg:height="4.167cm" svg:x="3.068cm" svg:y="11.974cm">
              <text:p text:style-name="P1">Web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4.141cm" svg:height="4.128cm" svg:x="8.863cm" svg:y="12.013cm">
              <text:p text:style-name="P1">Server</text:p>
              <draw:enhanced-geometry svg:viewBox="0 0 21600 21600" draw:type="rectangle" draw:enhanced-path="M 0 0 L 21600 0 21600 21600 0 21600 0 0 Z N"/>
            </draw:custom-shape>
            <draw:line draw:style-name="gr4" draw:text-style-name="P1" draw:layer="layout" svg:x1="5.428cm" svg:y1="14.234cm" svg:x2="8.837cm" svg:y2="14.209cm">
              <text:p text:style-name="P1">websocket</text:p>
            </draw:line>
            <draw:custom-shape draw:style-name="gr5" draw:text-style-name="P4" draw:layer="layout" svg:width="4.246cm" svg:height="1.23cm" svg:x="2.355cm" svg:y="9.697cm">
              <text:p text:style-name="P1">请求视频/音频/字幕</text:p>
              <draw:enhanced-geometry svg:viewBox="0 0 21600 21600" draw:text-areas="800 800 20800 20800" draw:type="round-rectangular-callout" draw:modifiers="6077.70190722863 38953.696181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draw:style-name="gr6" draw:text-style-name="P4" draw:layer="layout" svg:width="4.339cm" svg:height="1.314cm" svg:x="9.101cm" svg:y="9.698cm">
              <text:p text:style-name="P1">返回视频/音频/字幕</text:p>
              <draw:enhanced-geometry svg:viewBox="0 0 21600 21600" draw:text-areas="800 800 20800 20800" draw:type="round-rectangular-callout" draw:modifiers="3981.5668202765 37845.1711026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ustom-shape draw:style-name="gr7" draw:text-style-name="P6" draw:layer="layout" svg:width="9.949cm" svg:height="4.18cm" svg:x="3.067cm" svg:y="17.939cm">
            <text:p text:style-name="P5"><text:span text:style-name="T1">Used in the Server</text:span></text:p>
            <text:p text:style-name="P5"><text:span text:style-name="T1"/></text:p>
            <text:p text:style-name="P5"><text:span text:style-name="T1">1. you-get(</text:span>爬虫) → 下载视频</text:p>
            <text:p text:style-name="P5">2. ffmepg (视频处理)→ 提取音频</text:p>
            <text:p text:style-name="P5"><text:span text:style-name="T1">3. whisper(</text:span>语音识别) → 音频转文本(字幕)</text:p>
            <text:p text:style-name="P5">4. <text:s/>(机器翻译)→ 字幕翻译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10:20.240247905</meta:creation-date>
    <dc:date>2024-12-04T17:21:23.280926367</dc:date>
    <meta:editing-duration>PT9M17S</meta:editing-duration>
    <meta:editing-cycles>1</meta:editing-cycles>
    <meta:document-statistic meta:object-count="8"/>
    <meta:generator>LibreOffice/24.2.6.2$Linux_X86_64 LibreOffice_project/420$Build-2</meta:generator>
  </office:meta>
</office:document-meta>
</file>